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19cb50" officeooo:paragraph-rsid="0019cb50" style:font-weight-asian="bold" style:font-weight-complex="bold"/>
    </style:style>
    <style:style style:name="P2" style:family="paragraph" style:parent-style-name="Standard" style:list-style-name="L4">
      <style:paragraph-properties fo:text-align="start" style:justify-single-word="false"/>
      <style:text-properties fo:font-weight="bold" officeooo:rsid="0019cb50" officeooo:paragraph-rsid="0019cb50" style:font-weight-asian="bold" style:font-weight-complex="bold"/>
    </style:style>
    <style:style style:name="P3" style:family="paragraph" style:parent-style-name="Standard" style:list-style-name="L4">
      <style:paragraph-properties fo:text-align="start" style:justify-single-word="false"/>
      <style:text-properties fo:font-weight="bold" officeooo:rsid="0019cb50" officeooo:paragraph-rsid="001dea2f" style:font-weight-asian="bold" style:font-weight-complex="bold"/>
    </style:style>
    <style:style style:name="P4" style:family="paragraph" style:parent-style-name="Standard">
      <style:paragraph-properties fo:text-align="start" style:justify-single-word="false"/>
      <style:text-properties fo:font-weight="bold" officeooo:paragraph-rsid="001c8d26" style:font-weight-asian="bold" style:font-weight-complex="bold"/>
    </style:style>
    <style:style style:name="P5" style:family="paragraph" style:parent-style-name="Standard" style:list-style-name="L4">
      <style:paragraph-properties fo:text-align="start" style:justify-single-word="false"/>
      <style:text-properties fo:font-weight="bold" officeooo:rsid="001dea2f" officeooo:paragraph-rsid="001dea2f" style:font-weight-asian="bold" style:font-weight-complex="bold"/>
    </style:style>
    <style:style style:name="P6" style:family="paragraph" style:parent-style-name="Standard">
      <style:paragraph-properties fo:text-align="start" style:justify-single-word="false"/>
      <style:text-properties fo:font-weight="bold" officeooo:rsid="001edc6c" officeooo:paragraph-rsid="0024e89a" style:font-weight-asian="bold" style:font-weight-complex="bold"/>
    </style:style>
    <style:style style:name="P7" style:family="paragraph" style:parent-style-name="Standard" style:list-style-name="L4">
      <style:paragraph-properties fo:text-align="start" style:justify-single-word="false"/>
      <style:text-properties fo:font-weight="bold" officeooo:rsid="0027b055" officeooo:paragraph-rsid="0027b055" style:font-weight-asian="bold" style:font-weight-complex="bold"/>
    </style:style>
    <style:style style:name="P8" style:family="paragraph" style:parent-style-name="Standard" style:list-style-name="L4">
      <style:paragraph-properties fo:text-align="start" style:justify-single-word="false"/>
      <style:text-properties fo:font-weight="bold" officeooo:rsid="0027e360" officeooo:paragraph-rsid="0027e360" style:font-weight-asian="bold" style:font-weight-complex="bold"/>
    </style:style>
    <style:style style:name="P9" style:family="paragraph" style:parent-style-name="Standard" style:list-style-name="L4">
      <style:paragraph-properties fo:text-align="start" style:justify-single-word="false"/>
      <style:text-properties fo:font-weight="bold" officeooo:paragraph-rsid="001dea2f"/>
    </style:style>
    <style:style style:name="P10" style:family="paragraph" style:parent-style-name="Standard" style:list-style-name="L4">
      <style:paragraph-properties fo:text-align="start" style:justify-single-word="false"/>
      <style:text-properties officeooo:paragraph-rsid="001dea2f"/>
    </style:style>
    <style:style style:name="P11" style:family="paragraph" style:parent-style-name="Standard" style:list-style-name="L4">
      <style:paragraph-properties fo:text-align="start" style:justify-single-word="false"/>
      <style:text-properties fo:font-weight="normal" officeooo:rsid="001edc6c" officeooo:paragraph-rsid="0024e89a" style:font-weight-asian="normal" style:font-weight-complex="normal"/>
    </style:style>
    <style:style style:name="P12" style:family="paragraph" style:parent-style-name="Standard" style:list-style-name="L4">
      <style:paragraph-properties fo:text-align="start" style:justify-single-word="false"/>
      <style:text-properties fo:font-weight="normal" officeooo:rsid="00293c8c" officeooo:paragraph-rsid="00293c8c" style:font-weight-asian="normal" style:font-weight-complex="normal"/>
    </style:style>
    <style:style style:name="P13" style:family="paragraph" style:parent-style-name="Standard" style:list-style-name="L4">
      <style:paragraph-properties fo:text-align="start" style:justify-single-word="false"/>
      <style:text-properties fo:font-weight="normal" officeooo:rsid="00293c8c" officeooo:paragraph-rsid="002b1256" style:font-weight-asian="normal" style:font-weight-complex="normal"/>
    </style:style>
    <style:style style:name="P14" style:family="paragraph" style:parent-style-name="Standard" style:list-style-name="L4">
      <style:paragraph-properties fo:text-align="start" style:justify-single-word="false"/>
      <style:text-properties fo:font-weight="normal" officeooo:rsid="002b1256" officeooo:paragraph-rsid="002c3c71" style:font-weight-asian="normal" style:font-weight-complex="normal"/>
    </style:style>
    <style:style style:name="P15" style:family="paragraph" style:parent-style-name="Standard">
      <style:paragraph-properties fo:text-align="start" style:justify-single-word="false"/>
      <style:text-properties fo:font-weight="normal" officeooo:rsid="002b1256" officeooo:paragraph-rsid="002c3c71" style:font-weight-asian="normal" style:font-weight-complex="normal"/>
    </style:style>
    <style:style style:name="P16" style:family="paragraph" style:parent-style-name="Standard">
      <style:paragraph-properties fo:text-align="start" style:justify-single-word="false"/>
      <style:text-properties fo:font-weight="normal" officeooo:rsid="002c3c71" officeooo:paragraph-rsid="002c3c71" style:font-weight-asian="normal" style:font-weight-complex="normal"/>
    </style:style>
    <style:style style:name="T1" style:family="text">
      <style:text-properties fo:font-weight="bold" style:font-weight-asian="bold" style:font-weight-complex="bold"/>
    </style:style>
    <style:style style:name="T2" style:family="text">
      <style:text-properties fo:font-variant="normal" fo:text-transform="none" fo:color="#323232" style:font-name="Liberation Serif" fo:font-size="12pt" fo:letter-spacing="normal" fo:font-style="normal" style:font-size-asian="12pt" style:font-size-complex="12pt"/>
    </style:style>
    <style:style style:name="T3" style:family="text">
      <style:text-properties fo:font-variant="normal" fo:text-transform="none" fo:color="#323232" style:font-name="Liberation Serif" fo:font-size="12pt" fo:letter-spacing="normal" fo:font-style="normal" officeooo:rsid="001dea2f" style:font-size-asian="12pt" style:font-size-complex="12pt"/>
    </style:style>
    <style:style style:name="T4" style:family="text">
      <style:text-properties fo:font-variant="normal" fo:text-transform="none" fo:color="#323232" style:font-name="Liberation Serif" fo:font-size="12pt" fo:letter-spacing="normal" fo:font-style="normal" officeooo:rsid="001fd8df" style:font-size-asian="12pt" style:font-size-complex="12pt"/>
    </style:style>
    <style:style style:name="T5" style:family="text">
      <style:text-properties fo:font-variant="normal" fo:text-transform="none" fo:color="#323232" style:font-name="Liberation Serif" fo:font-size="12pt" fo:letter-spacing="normal" fo:font-style="normal" officeooo:rsid="0020de9c" style:font-size-asian="12pt" style:font-size-complex="12pt"/>
    </style:style>
    <style:style style:name="T6" style:family="text">
      <style:text-properties fo:font-variant="normal" fo:text-transform="none" fo:color="#323232" style:font-name="Liberation Serif" fo:font-size="12pt" fo:letter-spacing="normal" fo:font-style="normal" officeooo:rsid="00217aa2" style:font-size-asian="12pt" style:font-size-complex="12pt"/>
    </style:style>
    <style:style style:name="T7" style:family="text">
      <style:text-properties fo:font-variant="normal" fo:text-transform="none" fo:color="#323232" style:font-name="Liberation Serif" fo:font-size="12pt" fo:letter-spacing="normal" fo:font-style="normal" officeooo:rsid="00233514" style:font-size-asian="12pt" style:font-size-complex="12pt"/>
    </style:style>
    <style:style style:name="T8" style:family="text">
      <style:text-properties fo:font-variant="normal" fo:text-transform="none" fo:color="#323232" style:font-name="Liberation Serif" fo:font-size="12pt" fo:letter-spacing="normal" fo:font-style="normal" officeooo:rsid="0024e89a" style:font-size-asian="12pt" style:font-size-complex="12pt"/>
    </style:style>
    <style:style style:name="T9" style:family="text">
      <style:text-properties fo:font-variant="normal" fo:text-transform="none" fo:color="#323232" style:font-name="Liberation Serif" fo:font-size="12pt" fo:letter-spacing="normal" fo:font-style="normal" officeooo:rsid="0026a694" style:font-size-asian="12pt" style:font-size-complex="12pt"/>
    </style:style>
    <style:style style:name="T10" style:family="text">
      <style:text-properties fo:font-variant="normal" fo:text-transform="none" fo:color="#323232" style:font-name="Liberation Serif" fo:font-size="12pt" fo:letter-spacing="normal" fo:font-style="normal" officeooo:rsid="0027b055" style:font-size-asian="12pt" style:font-size-complex="12pt"/>
    </style:style>
    <style:style style:name="T11" style:family="text">
      <style:text-properties fo:font-variant="normal" fo:text-transform="none" fo:color="#323232" style:font-name="Liberation Serif" fo:font-size="12pt" fo:letter-spacing="normal" fo:font-style="normal" officeooo:rsid="002b1256" style:font-size-asian="12pt" style:font-size-complex="12pt"/>
    </style:style>
    <style:style style:name="T12" style:family="text">
      <style:text-properties fo:font-variant="normal" fo:text-transform="none" fo:color="#323232" style:font-name="Liberation Serif" fo:font-size="12pt" fo:letter-spacing="normal" fo:font-style="normal" officeooo:rsid="002c3c71" style:font-size-asian="12pt" style:font-size-complex="12pt"/>
    </style:style>
    <style:style style:name="T13" style:family="text">
      <style:text-properties fo:font-variant="normal" fo:text-transform="none" fo:color="#323232" style:font-name="Liberation Serif" fo:font-size="12pt" fo:letter-spacing="normal" fo:font-style="normal" officeooo:rsid="001c8d26" style:font-size-asian="12pt" style:font-weight-asian="bold" style:font-size-complex="12pt" style:font-weight-complex="bold"/>
    </style:style>
    <style:style style:name="T14" style:family="text">
      <style:text-properties fo:font-variant="normal" fo:text-transform="none" fo:color="#323232" style:font-name="Liberation Serif" fo:font-size="12pt" fo:letter-spacing="normal" fo:font-style="normal" fo:font-weight="normal" style:font-size-asian="12pt" style:font-weight-asian="normal" style:font-size-complex="12pt" style:font-weight-complex="normal"/>
    </style:style>
    <style:style style:name="T15" style:family="text">
      <style:text-properties fo:font-variant="normal" fo:text-transform="none" fo:color="#323232" style:font-name="Liberation Serif" fo:font-size="12pt" fo:letter-spacing="normal" fo:font-style="normal" fo:font-weight="normal" officeooo:rsid="001c8d26" style:font-size-asian="12pt" style:font-weight-asian="normal" style:font-size-complex="12pt" style:font-weight-complex="normal"/>
    </style:style>
    <style:style style:name="T16" style:family="text">
      <style:text-properties fo:font-variant="normal" fo:text-transform="none" fo:color="#323232" style:font-name="Liberation Serif" fo:font-size="12pt" fo:letter-spacing="normal" fo:font-style="normal" fo:font-weight="normal" officeooo:rsid="001dea2f" style:font-size-asian="12pt" style:font-weight-asian="normal" style:font-size-complex="12pt" style:font-weight-complex="normal"/>
    </style:style>
    <style:style style:name="T17" style:family="text">
      <style:text-properties fo:font-variant="normal" fo:text-transform="none" fo:color="#323232" style:font-name="Liberation Serif" fo:font-size="12pt" fo:letter-spacing="normal" fo:font-style="normal" fo:font-weight="normal" officeooo:rsid="001aa0c5" style:font-size-asian="12pt" style:font-weight-asian="normal" style:font-size-complex="12pt" style:font-weight-complex="normal"/>
    </style:style>
    <style:style style:name="T18" style:family="text">
      <style:text-properties fo:font-variant="normal" fo:text-transform="none" fo:color="#323232" style:font-name="Liberation Serif" fo:font-size="12pt" fo:letter-spacing="normal" fo:font-style="normal" fo:font-weight="bold" officeooo:rsid="001c8d26" style:font-size-asian="12pt" style:font-weight-asian="bold" style:font-size-complex="12pt" style:font-weight-complex="bold"/>
    </style:style>
    <style:style style:name="T19" style:family="text">
      <style:text-properties fo:font-weight="normal" style:font-weight-asian="normal" style:font-weight-complex="normal"/>
    </style:style>
    <style:style style:name="T20" style:family="text">
      <style:text-properties fo:font-weight="normal" officeooo:rsid="001dea2f" style:font-weight-asian="normal" style:font-weight-complex="normal"/>
    </style:style>
    <style:style style:name="T21" style:family="text">
      <style:text-properties fo:font-weight="normal" officeooo:rsid="001aa0c5" style:font-weight-asian="normal" style:font-weight-complex="normal"/>
    </style:style>
    <style:style style:name="T22" style:family="text">
      <style:text-properties style:font-name="Liberation Serif" fo:font-size="12pt" fo:font-weight="normal" officeooo:rsid="001aa0c5" style:font-size-asian="12pt" style:font-weight-asian="normal" style:font-size-complex="12pt" style:font-weight-complex="normal"/>
    </style:style>
    <style:style style:name="T23" style:family="text">
      <style:text-properties officeooo:rsid="001aa0c5" style:font-weight-asian="bold"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418410174200176193" text:style-name="L4">
        <text:list-item>
          <text:p text:style-name="P2">Introduction</text:p>
          <text:list>
            <text:list-item>
              <text:p text:style-name="P3">Purpose</text:p>
              <text:p text:style-name="P3"><text:span text:style-name="T20">T</text:span><text:span text:style-name="T19">he main purpose of this document is to present a brief description of the sanatorium information system that is to be utilized at the Egerton university. It will vividly explain the key features of the system, the interfaces of the system, what the system is intended to do, the conditions or constraints under which it must operate and how the system will react to the external stimuli and or factors. The document is intended for both the stakeholders and the developer(s).</text:span></text:p>
            </text:list-item>
            <text:list-item>
              <text:p text:style-name="P9"><text:span text:style-name="T23">Document conventions</text:span></text:p>
              <text:p text:style-name="P9"><text:span text:style-name="T21">The document is written as per the guidelines provided by the</text:span><text:span text:style-name="T22"> </text:span><text:span text:style-name="T14">IEEE standard 830, </text:span><text:span text:style-name="T17">which specifies and outlines the recommended and acceptable contents that an SRS document should have. </text:span><text:span text:style-name="T15">The document uses bold and italic highlights to stress a feature or a requirement that has a special significance. Finally every requirement detailed here is to have its own priority. </text:span></text:p>
            </text:list-item>
            <text:list-item>
              <text:p text:style-name="P9"><text:span text:style-name="T13">Intended audience</text:span></text:p>
              <text:p text:style-name="P9"><text:span text:style-name="T15">The document is intended for the developers of the system, the project coordinator and the project supervisor. It is solely meant for the completion of the computer science course work.</text:span></text:p>
            </text:list-item>
            <text:list-item>
              <text:p text:style-name="P10"><text:span text:style-name="T18">Reading suggestions </text:span></text:p>
              <text:p text:style-name="P10"><text:span text:style-name="T15">This document is arranged </text:span><text:span text:style-name="T16">such that it follows the recommended outline of an SRS document. It starts from the introduction, the overall description, the system features,external interface requirements, other non-functional requirements,preliminary object oriented domain analysis, preliminary budget schedule,other requirements and appendixes. The s</text:span><text:span text:style-name="T3">uggested <text:s/>sequence for reading the document is - beginning with the overview sections and proceeding through the sections that are most pertinent to each reader type.</text:span></text:p>
            </text:list-item>
            <text:list-item>
              <text:p text:style-name="P5"><text:span text:style-name="T2">Project scope</text:span></text:p>
              <text:p text:style-name="P11"><text:span text:style-name="T2">This system is an hospital management system that is to be utilized at the local </text:span><text:span text:style-name="T4">university</text:span><text:span text:style-name="T2"> setup. It mainly bound to handle student-patient records from the point of reception to treatment and release. </text:span><text:span text:style-name="T4">The system will be designed to ensure that the maximum optimization of the records storage and access is achieved with ease. This in-turn will ensure that services delivered based on the records and staff performances are hastened further. The system is to be developed such that each section of the health department can easily link with the other without any intermediary- that is to say, when a patient is at the reception, the reception doesn’t have to walk with the file containing the patient records to the doctor for </text:span><text:span text:style-name="T5">consultation.</text:span><text:span text:style-name="T4"> The doctor will automatically see the record once the receptionist has </text:span><text:span text:style-name="T5">forwarded</text:span><text:span text:style-name="T4"> it through the system. This system will help reduce the </text:span><text:span text:style-name="T5">queues</text:span><text:span text:style-name="T4"> and stre</text:span><text:span text:style-name="T5">s</text:span><text:span text:style-name="T4">s when there rush times in the hospital , </text:span><text:span text:style-name="T5">when there a number of clients in attendance. Consequently when the doctor whats a test to be done to the patient, he just forwarded the test to the lab , once the test is done, the physician then submits the test result alongside the recommendations and comment. The doctor can the view the results and point suspected illnesses that the patient <text:s/>might be suffering from. If the conditions projected by the patient does not require close attention, the doctor can describe the medications and then send to the pharmacy. The </text:span><text:span text:style-name="T6">chemist will automatically see the stated medications, give them to the patient and confirm the prescription. The patient will the be let to leave the premises. If the patient conditions needs close monitoring , the system allows the doctor to perform the admission and then a latter follow up, including the release or discharge from the hospital. </text:span><text:span text:style-name="T7">However there some cases where the patients BMI is required for further medication purposes, there is a section called triage section where these measurements are done. Once the patient is sent to the triage, the physician at the triage room will undertake the measurements and then forward them to the doctor.</text:span><text:span text:style-name="T6"> </text:span><text:span text:style-name="T7">In this System only the student -patient records will be </text:span><text:soft-page-break/><text:span text:style-name="T7">handled. That is the specific scope of the system and also the system will not track the patient medications at the ward levels. Finally the system does not handle the monitory transactions involved in the patient treatments.</text:span></text:p>
              <text:p text:style-name="P11"><text:span text:style-name="T7"/></text:p>
              <text:p text:style-name="P11"><text:span text:style-name="T8">The benefits that accompanies this system is that it automates almost all the documentations or paperwork processing activities involved. It will reduce the number of errors always involved during the patient record storage, retrieval and update.</text:span><text:span text:style-name="T7"> </text:span><text:span text:style-name="T8">Take an instance where the doctor has to maneuver through a pile of files looking for the previous patient medication files, it takes a time and resources. The system is designed such that once the consultation process is initiated , all the patient records are dispensed to the doctor for better decision making. </text:span><text:span text:style-name="T9">Also at the reception, the patient nurse, doesn't have to go through a pile of files just to find the student record to confirm his/her identity. The nurse will only compare the student id with the schools records to confirm the identity and then forward the records to the hospital database for storage or upd</text:span><text:span text:style-name="T10">a</text:span><text:span text:style-name="T9">te.</text:span></text:p>
            </text:list-item>
          </text:list>
        </text:list-item>
      </text:list>
      <text:p text:style-name="P6"><text:span text:style-name="T9"/></text:p>
      <text:list xml:id="list121427895702588" text:continue-numbering="true" text:style-name="L4">
        <text:list-item>
          <text:p text:style-name="P7"><text:span text:style-name="T9">O</text:span><text:span text:style-name="T2">verall Description</text:span></text:p>
          <text:list>
            <text:list-item>
              <text:p text:style-name="P8"><text:span text:style-name="T2">Product perspective</text:span></text:p>
              <text:p text:style-name="P12"><text:span text:style-name="T2">The <text:s/>system is entirely a new system that is meant to streamline the operations of the sanatorium of the university. The system has five actors who actively interact with the system. The nurse at the reception (called receptionist in this context), the nurse at the triage( called the triage physician), the doctor, the physician (called the lab physician) and the chemist (at the pharmacy section).</text:span></text:p>
              <text:p text:style-name="P12"><text:span text:style-name="T2"/></text:p>
              <text:p text:style-name="P13"><text:span text:style-name="T2">The receptionist receives student - patients at that wish to be attended to, checks their identity and forward the records to the doctor. </text:span></text:p>
              <text:p text:style-name="P13"><text:span text:style-name="T2"/></text:p>
              <text:p text:style-name="P13"><text:span text:style-name="T2">The doctor initiates the consultation process, and once the </text:span><text:span text:style-name="T11">consultation</text:span><text:span text:style-name="T2"> process is initiated, all the previous medical records of the patient are shown to the doctor – information such as, number of previous visits, the previous lab test results if any, </text:span><text:span text:style-name="T11">previous</text:span><text:span text:style-name="T2"> medications if any, the </text:span><text:span text:style-name="T11">previous</text:span><text:span text:style-name="T2"> admissions if any. The doctor can then send the test to be done to the lab and then later retrieve the results of the test, once the result has b</text:span><text:span text:style-name="T11">e</text:span><text:span text:style-name="T2">en received, the doctor can then </text:span><text:span text:style-name="T11">point out the suspected illnesses that the patient is suffering from, state the relevant medications and send the medications to the pharmacy. If the patient requires close monitoring the, the doctor has the option to admit. <text:s/>After the treatment process is complete the is recommended to end the consultation process of that patient. And the open the next consultation session.</text:span></text:p>
              <text:p text:style-name="P13"><text:span text:style-name="T11"/></text:p>
              <text:p text:style-name="P13"><text:span text:style-name="T11">At the lab, the physician performs the test and the submit the result, he/she is allowed to update the test result before releasing the patient, if there were incorrect insertions during the report submitting. Once the patient has been release back to the doctor, no editions are recommend.</text:span></text:p>
              <text:p text:style-name="P13"><text:span text:style-name="T11"/></text:p>
              <text:p text:style-name="P13"><text:span text:style-name="T11">The triage nurse or physician is mandated to perform the measurements such as the weight, height, blood pressure, and the BMI of the patient and submit them to the doctor. The nurse is only allowed to alter the measurements before releasing <text:s/>the patient.</text:span></text:p>
              <text:p text:style-name="P13"/>
              <text:p text:style-name="P13"><text:span text:style-name="T11"/></text:p>
              <text:p text:style-name="P14"><text:span text:style-name="T2">The chemist is allowed to give the medications stated <text:s/>by the doctor and and then release the patient.</text:span></text:p>
              <text:p text:style-name="P14"><text:span text:style-name="T12">The figure 1 below provides the overall working environment of the system.</text:span></text:p>
            </text:list-item>
          </text:list>
        </text:list-item>
      </text:list>
      <text:p text:style-name="P15"><text:span text:style-name="T12"/></text:p>
      <text:p text:style-name="P16"><text:span text:style-name="T12"/></text:p>
      <text:list xml:id="list121429931673604" text:continue-numbering="true" text:style-name="L4">
        <text:list-item>
          <text:list>
            <text:list-header>
              <text:p text:style-name="P14"><text:soft-page-break/><text:span text:style-name="T2"><text:s/></text:span></text:p>
              <text:p text:style-name="P5"><text:span text:style-name="T2"/></text:p>
            </text:list-header>
          </text:list>
        </text:list-item>
      </text:list>
      <text:p text:style-name="P4"><text:span text:style-name="T3"/></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3T09:05:17.106146011</meta:creation-date>
    <dc:date>2018-08-03T12:14:27.636540991</dc:date>
    <meta:editing-duration>PT1M49S</meta:editing-duration>
    <meta:editing-cycles>1</meta:editing-cycles>
    <meta:document-statistic meta:table-count="0" meta:image-count="0" meta:object-count="0" meta:page-count="3" meta:paragraph-count="22" meta:word-count="1155" meta:character-count="7097" meta:non-whitespace-character-count="5944"/>
    <meta:generator>LibreOffice/5.1.6.2$Linux_X86_64 LibreOffice_project/10m0$Build-2</meta:generator>
  </office:meta>
</office:document-meta>
</file>